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4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le Card Market Tycoon</text:p>
      <text:p text:style-name="P1"/>
      <text:p text:style-name="P2">Thank you for downloading Idle Card Market Tycoon (ICMT). In order to run the game, please open the HTML file called index.</text:p>
      <text:p text:style-name="P2"/>
      <text:p text:style-name="P2">This game is a a work in progress, and any feedback is appricheated, please email me at <text:a xlink:type="simple" xlink:href="mailto:stewartcallum1991@gmail.com" text:style-name="Internet_20_link" text:visited-style-name="Visited_20_Internet_20_Link">stewartcallum1991@gmail.com</text:a></text:p>
      <text:p text:style-name="P2"/>
      <text:p text:style-name="P3">Version 1.0 22/11/2023</text:p>
      <text:p text:style-name="P3"/>
      <text:p text:style-name="P2">Initial launch version!</text:p>
      <text:p text:style-name="P2"/>
      <text:p text:style-name="P2">This is the initial lanch version of the game and is the most basic version of the game that is playable.</text:p>
      <text:p text:style-name="P2"/>
      <text:list xml:id="list7560818068882878842" text:style-name="L4">
        <text:list-item>
          <text:p text:style-name="P8">Added Save system that now allows the user to save and load the game. The game will save automatically every minute, but allso allows for a manual save</text:p>
        </text:list-item>
        <text:list-item>
          <text:p text:style-name="P8">Updated the values for the products.</text:p>
        </text:list-item>
      </text:list>
      <text:p text:style-name="P2"/>
      <text:p text:style-name="P3">Version 0.2 17/11/2023</text:p>
      <text:p text:style-name="P3"/>
      <text:p text:style-name="P2">A few gameplay feature have been added and the UI has been updated.</text:p>
      <text:p text:style-name="P3"/>
      <text:list xml:id="list1275214543701998881" text:style-name="L1">
        <text:list-item>
          <text:p text:style-name="P5">Added New feature, allowing bonus multipliers at every 100, 50, 25 and 10, with the higher level being the priority multiplier</text:p>
        </text:list-item>
        <text:list-item>
          <text:p text:style-name="P5">Added a new reset feature that allows the play to reset the game for a percentage bonus called Reputation. Every £1000 will give the player a bonus on reset of 0.01 and will add up over resets</text:p>
        </text:list-item>
        <text:list-item>
          <text:p text:style-name="P5">UI has been update with a colour scheme and styles and some new information for the players</text:p>
        </text:list-item>
        <text:list-item>
          <text:p text:style-name="P5">a few small adjustments to make the upgades happen faster, more will come soon.</text:p>
        </text:list-item>
      </text:list>
      <text:p text:style-name="P3"/>
      <text:p text:style-name="P3">Version 0.1 14/11/2023</text:p>
      <text:p text:style-name="P3"/>
      <text:p text:style-name="P2">Version 0.1 is an early test version of the game add currently has very few features available.</text:p>
      <text:p text:style-name="P2"/>
      <text:list xml:id="list9023490018495515613" text:style-name="L2">
        <text:list-item>
          <text:p text:style-name="P6">UI is mainly working as intend and all UI features intended to work at this point do work</text:p>
        </text:list-item>
        <text:list-item>
          <text:p text:style-name="P6">Game allows the user to purchase new products and upgrade them, but only has three at the moment (Common Card, Uncommon Card and Booster Pack)</text:p>
        </text:list-item>
      </text:list>
      <text:p text:style-name="P2"/>
      <text:p text:style-name="P3">Upcoming updates</text:p>
      <text:p text:style-name="P3"/>
      <text:list xml:id="list919760679386267220" text:style-name="L3">
        <text:list-item>
          <text:p text:style-name="P7">Balances to the games income, timers and costs (Ongoing)</text:p>
        </text:list-item>
        <text:list-item>
          <text:p text:style-name="P7">A prettier UI with a colour scheme based on one of the more popular card games</text:p>
        </text:list-item>
        <text:list-item>
          <text:p text:style-name="P7">Selectable UI design, where you can choose a colour scheme based on multiple card games</text:p>
        </text:list-item>
        <text:list-item>
          <text:p text:style-name="P7">More products(of course)</text:p>
        </text:list-item>
        <text:list-item>
          <text:p text:style-name="P7">Progress bars will fill based on progress to completed time, instead of of moving side to side like a loading bar</text:p>
        </text:list-item>
        <text:list-item>
          <text:p text:style-name="P7">Introduce a bonus currency where players will earn promo cards and this will allow then to purchase bonuses for products and their store, such as time boosts, cost reductions, etc.</text:p>
        </text:list-item>
        <text:list-item>
          <text:p text:style-name="P7">An app version tah can be installed on mobile devices instead of a HTML version of the <text:soft-page-break/>game</text:p>
        </text:list-item>
        <text:list-item>
          <text:p text:style-name="P7">Add an away from game timer that will give players a percentage of the money they would of earned if the game was activ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1-14T21:32:43.78</meta:creation-date>
    <dc:date>2023-11-22T13:16:22.93</dc:date>
    <meta:editing-duration>PT21M8S</meta:editing-duration>
    <meta:editing-cycles>5</meta:editing-cycles>
    <meta:generator>OpenOffice/4.1.13$Win32 OpenOffice.org_project/4113m1$Build-9810</meta:generator>
    <meta:document-statistic meta:table-count="0" meta:image-count="0" meta:object-count="0" meta:page-count="2" meta:paragraph-count="27" meta:word-count="427" meta:character-count="2304"/>
  </office:meta>
</office:document-meta>
</file>